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2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2.046cm"/>
    </style:style>
    <style:style style:name="gr7" style:family="graphic" style:parent-style-name="standard">
      <style:graphic-properties draw:textarea-horizontal-align="justify" draw:textarea-vertical-align="middle" draw:auto-grow-height="false" fo:min-height="1.59cm" fo:min-width="2.47cm"/>
    </style:style>
    <style:style style:name="gr8" style:family="graphic" style:parent-style-name="standard">
      <style:graphic-properties draw:textarea-horizontal-align="justify" draw:textarea-vertical-align="middle" draw:auto-grow-height="false" fo:min-height="1.236cm" fo:min-width="2.894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.6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4.2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3.9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4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17" style:family="graphic" style:parent-style-name="standard">
      <style:graphic-properties draw:textarea-horizontal-align="justify" draw:textarea-vertical-align="middle" draw:auto-grow-height="false" fo:min-height="0.676cm" fo:min-width="5.3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0cm" fo:margin-right="19.3cm" fo:text-align="center" fo:text-indent="2.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2.3cm" svg:x="13.5cm" svg:y="3.2cm">
          <text:p text:style-name="P1">Map Gen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2cm" svg:x="2.3cm" svg:y="3.5cm">
          <text:p text:style-name="P1">Game Hand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2cm" svg:x="16.4cm" svg:y="7.7cm">
          <text:p text:style-name="P1">Input Se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2cm" svg:x="7.6cm" svg:y="7.2cm">
          <text:p text:style-name="P1">map.js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5cm" svg:y1="7.6cm" svg:x2="17.6cm" svg:y2="5.5cm">
          <text:p/>
        </draw:line>
        <draw:line draw:style-name="gr5" draw:text-style-name="P2" draw:layer="layout" svg:x1="13.6cm" svg:y1="5.5cm" svg:x2="11.1cm" svg:y2="7.2cm">
          <text:p/>
        </draw:line>
        <draw:custom-shape draw:style-name="gr6" draw:text-style-name="P1" draw:layer="layout" svg:width="3.6cm" svg:height="2.3cm" svg:x="2.5cm" svg:y="9.2cm">
          <text:p text:style-name="P1">Game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2cm" svg:height="2.6cm" svg:x="7.5cm" svg:y="11.6cm">
          <text:p text:style-name="P1">State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5cm" svg:y1="5.5cm" svg:x2="4.3cm" svg:y2="9.3cm">
          <text:p/>
        </draw:line>
        <draw:custom-shape draw:style-name="gr8" draw:text-style-name="P1" draw:layer="layout" svg:width="4.8cm" svg:height="2.1cm" svg:x="2.8cm" svg:y="15.6cm">
          <text:p text:style-name="P1">Game 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2cm" svg:y1="9.4cm" svg:x2="15.3cm" svg:y2="15.8cm">
          <text:p/>
        </draw:line>
        <draw:line draw:style-name="gr5" draw:text-style-name="P2" draw:layer="layout" svg:x1="5.5cm" svg:y1="11.1cm" svg:x2="8.2cm" svg:y2="12cm">
          <text:p/>
        </draw:line>
        <draw:line draw:style-name="gr5" draw:text-style-name="P2" draw:layer="layout" svg:x1="8.1cm" svg:y1="13.8cm" svg:x2="6.9cm" svg:y2="16.1cm">
          <text:p/>
        </draw:line>
        <draw:custom-shape draw:style-name="gr9" draw:text-style-name="P1" draw:layer="layout" svg:width="7.1cm" svg:height="1.2cm" svg:x="8.8cm" svg:y="18.3cm">
          <text:p text:style-name="P1">First Person Controll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9cm" svg:y1="18.3cm" svg:x2="7.6cm" svg:y2="16.6cm">
          <text:p/>
        </draw:line>
        <draw:custom-shape draw:style-name="gr10" draw:text-style-name="P1" draw:layer="layout" svg:width="4.6cm" svg:height="1.5cm" svg:x="15cm" svg:y="21.5cm">
          <text:p text:style-name="P1">Keyboard</text:p>
          <text:p text:style-name="P1">WASD J ESC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cm" svg:y1="21.5cm" svg:x2="15.9cm" svg:y2="19.4cm">
          <text:p/>
        </draw:line>
        <draw:custom-shape draw:style-name="gr11" draw:text-style-name="P1" draw:layer="layout" svg:width="4cm" svg:height="1.4cm" svg:x="11.4cm" svg:y="15.8cm">
          <text:p text:style-name="P1">MapCreato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1cm" svg:y1="12cm" svg:x2="14.8cm" svg:y2="5.5cm">
          <text:p/>
        </draw:line>
        <draw:line draw:style-name="gr5" draw:text-style-name="P2" draw:layer="layout" svg:x1="11.4cm" svg:y1="16.6cm" svg:x2="7.6cm" svg:y2="16.5cm">
          <text:p/>
        </draw:line>
        <draw:custom-shape draw:style-name="gr12" draw:text-style-name="P1" draw:layer="layout" svg:width="4.7cm" svg:height="1.7cm" svg:x="9.5cm" svg:y="21.4cm">
          <text:p text:style-name="P1">MouseInput (?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2cm" svg:y1="21.5cm" svg:x2="13.3cm" svg:y2="19.5cm">
          <text:p/>
        </draw:line>
        <draw:custom-shape draw:style-name="gr13" draw:text-style-name="P1" draw:layer="layout" svg:width="4.4cm" svg:height="1.5cm" svg:x="3.6cm" svg:y="20.1cm">
          <text:p text:style-name="P1">EntityManag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7cm" svg:y1="20.1cm" svg:x2="5.2cm" svg:y2="17.7cm">
          <text:p/>
        </draw:line>
        <draw:custom-shape draw:style-name="gr14" draw:text-style-name="P1" draw:layer="layout" svg:width="4.5cm" svg:height="1.8cm" svg:x="7.2cm" svg:y="23.9cm">
          <text:p text:style-name="P1">Entity.Enemy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9cm" svg:y1="21.7cm" svg:x2="8.8cm" svg:y2="23.9cm">
          <text:p/>
        </draw:line>
        <draw:custom-shape draw:style-name="gr15" draw:text-style-name="P1" draw:layer="layout" svg:width="4cm" svg:height="1.2cm" svg:x="1.9cm" svg:y="13.1cm">
          <text:p text:style-name="P1">PlayerStat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6cm" svg:y1="14.2cm" svg:x2="5.3cm" svg:y2="15.8cm">
          <text:p/>
        </draw:line>
        <draw:custom-shape draw:style-name="gr16" draw:text-style-name="P1" draw:layer="layout" svg:width="3.9cm" svg:height="1.5cm" svg:x="2.7cm" svg:y="24.2cm">
          <text:p text:style-name="P1">HealthPo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9cm" svg:y1="21.6cm" svg:x2="4.7cm" svg:y2="24.2cm">
          <text:p/>
        </draw:line>
        <draw:line draw:style-name="gr5" draw:text-style-name="P2" draw:layer="layout" svg:x1="2.9cm" svg:y1="24.1cm" svg:x2="2.4cm" svg:y2="14.4cm">
          <text:p/>
        </draw:line>
        <draw:custom-shape draw:style-name="gr17" draw:text-style-name="P1" draw:layer="layout" svg:width="6.29cm" svg:height="1cm" svg:x="14.91cm" svg:y="13.4cm">
          <text:p text:style-name="P1">Tile-Based Movement</text:p>
          <draw:enhanced-geometry svg:viewBox="0 0 21600 21600" draw:text-areas="800 800 20800 20800" draw:type="round-rectangular-callout" draw:modifiers="3172.5321888412 103382.217782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draw:layer="layout" svg:width="3.2cm" svg:height="1cm" svg:x="6.1cm" svg:y="1.5cm">
          <text:p text:style-name="P1">EntryPoin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cm" svg:y1="2.5cm" svg:x2="6.8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3:48:15.041770874</meta:creation-date>
    <dc:date>2017-05-11T14:01:04.286725634</dc:date>
    <meta:editing-duration>PT12M49S</meta:editing-duration>
    <meta:editing-cycles>2</meta:editing-cycles>
    <meta:generator>LibreOffice/5.3.2.2$Linux_X86_64 LibreOffice_project/30m0$Build-2</meta:generator>
    <meta:document-statistic meta:object-count="34"/>
  </office:meta>
</office:document-meta>
</file>